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DejaVu Sans Mono" fo:font-size="13.5pt" officeooo:rsid="0014223a" officeooo:paragraph-rsid="0014223a"/>
    </style:style>
    <style:style style:name="P2" style:family="paragraph" style:parent-style-name="Standard">
      <style:text-properties fo:color="#000000" fo:font-style="italic" fo:font-weight="normal" officeooo:rsid="00151db1" officeooo:paragraph-rsid="00151db1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color="#000000" style:font-name="DejaVu Sans Mono" fo:font-size="13.5pt" officeooo:rsid="0014223a" officeooo:paragraph-rsid="0014223a"/>
    </style:style>
    <style:style style:name="P4" style:family="paragraph" style:parent-style-name="Standard">
      <style:text-properties fo:color="#000000" style:font-name="DejaVu Sans Mono" fo:font-size="13.5pt" officeooo:rsid="0014223a" officeooo:paragraph-rsid="0014223a" fo:background-color="#fff200"/>
    </style:style>
    <style:style style:name="P5" style:family="paragraph" style:parent-style-name="Standard">
      <style:text-properties fo:color="#000000" style:font-name="DejaVu Sans Mono" fo:font-size="13.5pt" officeooo:rsid="0014223a" officeooo:paragraph-rsid="0014223a" fo:background-color="#fff200"/>
    </style:style>
    <style:style style:name="P6" style:family="paragraph" style:parent-style-name="Preformatted_20_Text">
      <style:text-properties fo:color="#000000" style:font-name="DejaVu Sans Mono" fo:font-size="13.5pt" officeooo:rsid="0014223a" officeooo:paragraph-rsid="0014223a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e Java: Part 1</text:p>
      <text:p text:style-name="P3">1. Which of the following are keywords in Java programming language</text:p>
      <text:p text:style-name="P3">a) <text:span text:style-name="T2">public</text:span></text:p>
      <text:p text:style-name="P3">b) <text:span text:style-name="T2">static</text:span></text:p>
      <text:p text:style-name="P3">c) <text:span text:style-name="T2">void <text:s/></text:span></text:p>
      <text:p text:style-name="P3">d) main</text:p>
      <text:p text:style-name="P3">e) scope</text:p>
      <text:p text:style-name="P3"/>
      <text:p text:style-name="P3">Consider the code</text:p>
      <text:p text:style-name="P3">private static void printTotal(int i, int j) {</text:p>
      <text:p text:style-name="P3">int sum = i + j;</text:p>
      <text:p text:style-name="P3">System.out.println("This program performs addition " +</text:p>
      <text:p text:style-name="P3">"using two numbers supplied.");</text:p>
      <text:p text:style-name="P3">System.out.println("The two numbers and the sum: " +</text:p>
      <text:p text:style-name="P3">i + " + " + j + " = " + sum);</text:p>
      <text:p text:style-name="P3">}</text:p>
      <text:p text:style-name="P3">In the above code which of the following define local variables:</text:p>
      <text:p text:style-name="P3">a) i, j only.</text:p>
      <text:p text:style-name="P3">b) sum only.</text:p>
      <text:p text:style-name="P3">c) <text:span text:style-name="T2">i, j and sum.</text:span></text:p>
      <text:p text:style-name="P3">d) There are no local variables.</text:p>
      <text:p text:style-name="P3">Which of the following are correct regarding Java variables</text:p>
      <text:p text:style-name="P3">a) The default value for boolean variable is: true.</text:p>
      <text:p text:style-name="P3">b) A literal and a variable are the same.</text:p>
      <text:p text:style-name="P5">c) This is a valid variable declaration: int _52 = 52;</text:p>
      <text:p text:style-name="P5">d) This is a valid instance variable declaration: int i, j = 10;</text:p>
      <text:p text:style-name="P3">Consider the code:</text:p>
      <text:p text:style-name="P3">// This program prints text and an integer number.</text:p>
      <text:p text:style-name="P3">public class YearPrinter {</text:p>
      <text:p text:style-name="P3">public static void main(String [] args) {</text:p>
      <text:p text:style-name="P3">int year= 2013;</text:p>
      <text:p text:style-name="P3">System.out.println("This year is: " + year);</text:p>
      <text:p text:style-name="P3">}</text:p>
      <text:p text:style-name="P3">}</text:p>
      <text:p text:style-name="P3">Which of the following are correct of the above code:</text:p>
      <text:p text:style-name="P4">a) “year” is a numeric variable.</text:p>
      <text:p text:style-name="P4">b) ‘System.out.println(“This year is: ” + year);’ is a statement.</text:p>
      <text:p text:style-name="P4">c) “YearPrinter” is the name of a class.</text:p>
      <text:p text:style-name="P4">d) “main” is the name of a method.</text:p>
      <text:p text:style-name="P4">e) “//” is used to write a comment within a class.</text:p>
      <text:p text:style-name="P3">Q 5 : Which of the following code snippets correctly show statement “blocks”</text:p>
      <text:p text:style-name="P4"><text:soft-page-break/>a.</text:p>
      <text:p text:style-name="P4">public int calculate(int a, int b) {</text:p>
      <text:p text:style-name="P4">int c = a + b;</text:p>
      <text:p text:style-name="P4">System.out.println("a+b = " + c);</text:p>
      <text:p text:style-name="P4">return c;</text:p>
      <text:p text:style-name="P4">}</text:p>
      <text:p text:style-name="P4">b.</text:p>
      <text:p text:style-name="P4">String a = "Java";</text:p>
      <text:p text:style-name="P4">String b = "programming";</text:p>
      <text:p text:style-name="P4">String c = "Java programming";</text:p>
      <text:p text:style-name="P4">if (c.equals(a + b)) {</text:p>
      <text:p text:style-name="P4">System.out.println("Java programming"); // prints Java programming</text:p>
      <text:p text:style-name="P4">}</text:p>
      <text:p text:style-name="P4">c.</text:p>
      <text:p text:style-name="P4">{</text:p>
      <text:p text:style-name="P4">Object object = null;</text:p>
      <text:p text:style-name="P4">}</text:p>
      <text:p text:style-name="P4">d.</text:p>
      <text:p text:style-name="P4">Integer i = null;</text:p>
      <text:p text:style-name="P4">try {</text:p>
      <text:p text:style-name="P4">i = new Integer("56");</text:p>
      <text:p text:style-name="P4">}</text:p>
      <text:p text:style-name="P4">catch(NumberFormatException nfe) {</text:p>
      <text:p text:style-name="P4">nfe.printStackTrace();</text:p>
      <text:p text:style-name="P4">}</text:p>
      <text:p text:style-name="P3">To create a Java application which of the following are required</text:p>
      <text:p text:style-name="P4">a) A source code file.</text:p>
      <text:p text:style-name="P4">b) Java programming language compiler.</text:p>
      <text:p text:style-name="P4">c) A text editor or an IDE.</text:p>
      <text:p text:style-name="P4">d) The Java application launcer.</text:p>
      <text:p text:style-name="P3">Consider the code</text:p>
      <text:p text:style-name="P3">public class YearPrinter {</text:p>
      <text:p text:style-name="P3">public static void main(String [] args) {</text:p>
      <text:p text:style-name="P3">new YearPrinter().printIt();</text:p>
      <text:p text:style-name="P3">}</text:p>
      <text:p text:style-name="P3">private void printIt() {</text:p>
      <text:p text:style-name="P3">int year= 2013;</text:p>
      <text:p text:style-name="P3">System.out.println("This year is: " + year);</text:p>
      <text:p text:style-name="P3">}</text:p>
      <text:p text:style-name="P3"><text:s/></text:p>
      <text:p text:style-name="P3">}</text:p>
      <text:p text:style-name="P3">Which one of the following is correct after the above is compiled and run:</text:p>
      <text:p text:style-name="P3">a) There is a compile time error.</text:p>
      <text:p text:style-name="P4"><text:soft-page-break/>b) The program prints “The year is: 2013”.</text:p>
      <text:p text:style-name="P3">c) There is a runtime error.</text:p>
      <text:p text:style-name="P3">Consider the code</text:p>
      <text:p text:style-name="P3">package mypackage;</text:p>
      <text:p text:style-name="P3"><text:s/></text:p>
      <text:p text:style-name="P3">public class ClassA {</text:p>
      <text:p text:style-name="P3">public static void main(String [] args) {</text:p>
      <text:p text:style-name="P3">new ClassA().doThis();</text:p>
      <text:p text:style-name="P3">}</text:p>
      <text:p text:style-name="P3">public void doThis() {</text:p>
      <text:p text:style-name="P3">System.out.println("Running the ClassA class.");</text:p>
      <text:p text:style-name="P3">}</text:p>
      <text:p text:style-name="P3">}</text:p>
      <text:p text:style-name="P3">Assume that the ClassA.java is in the current directory. And, all the Java commands are run from the current directory. Which of the following are correct:</text:p>
      <text:p text:style-name="P3"><text:s/></text:p>
      <text:p text:style-name="P4">a) The command “javac -d . ClassA.java” at command prompt creates a directory called mypackage, and ClassA.class file within that directory.</text:p>
      <text:p text:style-name="P5">b) The above class can be run at the command prompt using the command “java mypackage.ClassA”.</text:p>
      <text:p text:style-name="P3">c) The above class can be run at the command prompt using the command “java ClassA”.</text:p>
      <text:p text:style-name="P3">d) The above class can be run at the command prompt using the command “java ClassA.class”.</text:p>
      <text:p text:style-name="P3">The package and import statements must be specified before a class definition within a class file</text:p>
      <text:p text:style-name="P3"><text:span text:style-name="T2">True</text:span> or false:</text:p>
      <text:p text:style-name="P3">Consider the following two Java classes</text:p>
      <text:p text:style-name="P3">ProgramA.java:</text:p>
      <text:p text:style-name="P3"><text:s/></text:p>
      <text:p text:style-name="P3">import java.util.ArrayList;</text:p>
      <text:p text:style-name="P3">public class ProgramA {</text:p>
      <text:p text:style-name="P3"><text:s/></text:p>
      <text:p text:style-name="P3">public static void main (String [] rrr) {</text:p>
      <text:p text:style-name="P3">ArrayList&lt;String&gt; list1 = new ArrayList&lt;String&gt;();</text:p>
      <text:p text:style-name="P3">list1.add("element 1");</text:p>
      <text:p text:style-name="P3">System.out.println("An element is added to the array list.");</text:p>
      <text:p text:style-name="P3">}</text:p>
      <text:p text:style-name="P3">}</text:p>
      <text:p text:style-name="P3"><text:s/></text:p>
      <text:p text:style-name="P3">ProgramB.java:</text:p>
      <text:p text:style-name="P3"><text:s/></text:p>
      <text:p text:style-name="P3">public class ProgramB {</text:p>
      <text:p text:style-name="P3"><text:soft-page-break/><text:s/></text:p>
      <text:p text:style-name="P3">public static void main (String [] args) {</text:p>
      <text:p text:style-name="P3">java.util.ArrayList&lt;String&gt; list = new java.util.ArrayList&lt;String&gt;();</text:p>
      <text:p text:style-name="P3">list.add("element 1");</text:p>
      <text:p text:style-name="P3">System.out.println("An element is added to the array list.");</text:p>
      <text:p text:style-name="P3">}</text:p>
      <text:p text:style-name="P3">}</text:p>
      <text:p text:style-name="P3">Which of the following are correct of the above two classes:</text:p>
      <text:p text:style-name="P4">a) Both ProgramA and ProgramB compile, run and print “An element is added to the arraylist .”.</text:p>
      <text:p text:style-name="P3"><text:span text:style-name="T1">b) Only ProgramA compiles, runs and prints “An element is added to the arraylist .”</text:span>.</text:p>
      <text:p text:style-name="P3">c) Only ProgramB compiles, runs and print “An element is added to the arraylist .”.</text:p>
      <text:p text:style-name="P3">d) Both ProgramA and ProgramB fail to compile and run.</text:p>
      <text:p text:style-name="P3"/>
      <text:p text:style-name="P3"/>
      <text:p text:style-name="P3"/>
      <text:p text:style-name="P3">Which of the following is not introduced with Java 8?</text:p>
      <text:p text:style-name="P3">a) Stream API</text:p>
      <text:p text:style-name="P5">b) Serialization</text:p>
      <text:p text:style-name="P3">c) Spliterator</text:p>
      <text:p text:style-name="P3">d) Lambda Expression</text:p>
      <text:p text:style-name="P3"/>
      <text:p text:style-name="P3"/>
      <text:p text:style-name="P3">What is the purpose of BooleanSupplier function interface?</text:p>
      <text:p text:style-name="P5">a) represents supplier of Boolean-valued results</text:p>
      <text:p text:style-name="P3">b) returns Boolean-valued result</text:p>
      <text:p text:style-name="P3">c) There is no such function interface</text:p>
      <text:p text:style-name="P3">d) returns null if Boolean is passed as argument</text:p>
      <text:p text:style-name="P3"/>
      <text:p text:style-name="P3">What is the return type of lambda expression?</text:p>
      <text:p text:style-name="P3">a) String</text:p>
      <text:p text:style-name="P3">b) Object</text:p>
      <text:p text:style-name="P3">c) void</text:p>
      <text:p text:style-name="P3">d<text:span text:style-name="T1">) Function</text:span></text:p>
      <text:p text:style-name="P3"/>
      <text:p text:style-name="P3">Which is the new method introduced in java 8 to iterate over a collection?</text:p>
      <text:p text:style-name="P3">a) for (String i : StringList)</text:p>
      <text:p text:style-name="P3">b) foreach (String i : StringList)</text:p>
      <text:p text:style-name="P3">c) <text:span text:style-name="T2">StringList.forEach()</text:span></text:p>
      <text:p text:style-name="P3">d) List.for()</text:p>
      <text:p text:style-name="P3"><text:soft-page-break/></text:p>
      <text:p text:style-name="P3">What are the two types of Streams offered by java 8?</text:p>
      <text:p text:style-name="P5">a) sequential and parallel</text:p>
      <text:p text:style-name="P3">b) sequential and random</text:p>
      <text:p text:style-name="P3">c) parallel and random</text:p>
      <text:p text:style-name="P3">d) random and synchronized</text:p>
      <text:p text:style-name="P3"/>
      <text:p text:style-name="P3"/>
      <text:p text:style-name="P3">Which feature of java 8 enables us to create a work stealing thread pool using all available processors at its target?</text:p>
      <text:p text:style-name="P3">a) workPool</text:p>
      <text:p text:style-name="P4">b) newWorkStealingPool</text:p>
      <text:p text:style-name="P3">c) threadPool</text:p>
      <text:p text:style-name="P3">d) workThreadPool</text:p>
      <text:p text:style-name="P3"/>
      <text:p text:style-name="P3">What does Files.lines(Path path) do?</text:p>
      <text:p text:style-name="P3">a) It reads all the files at the path specified as a String</text:p>
      <text:p text:style-name="P4">b) It reads all the lines from a file as a Stream</text:p>
      <text:p text:style-name="P3">c) It reads the filenames at the path specified</text:p>
      <text:p text:style-name="P3">d) It counts the number of lines for files at the path specified</text:p>
      <text:p text:style-name="P3"/>
      <text:p text:style-name="P3">What is Optional object used for?</text:p>
      <text:p text:style-name="P3">a) Optional is used for optional runtime argument</text:p>
      <text:p text:style-name="P3">b) Optional is used for optional spring profile</text:p>
      <text:p text:style-name="P5">c) Optional is used to represent null with absent value</text:p>
      <text:p text:style-name="P3">d) Optional means it’s not mandatory for method to return object</text:p>
      <text:p text:style-name="P3"/>
      <text:p text:style-name="P3">What is the substitute of Rhino javascript engine in Java 8?</text:p>
      <text:p text:style-name="P5">a) Nashorn</text:p>
      <text:p text:style-name="P3">b) V8</text:p>
      <text:p text:style-name="P3">c) Inscript</text:p>
      <text:p text:style-name="P3">d) Narcissus</text:p>
      <text:p text:style-name="P3"/>
      <text:p text:style-name="P3">What does SAM stand for in the context of Functional Interface?</text:p>
      <text:p text:style-name="P3">a) Single Ambivalue Method</text:p>
      <text:p text:style-name="P5">b) Single Abstract Method</text:p>
      <text:p text:style-name="P3">c) Simple Active Markup</text:p>
      <text:p text:style-name="P3">d) Simple Abstract Markup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9:07:03.987336230</meta:creation-date>
    <meta:editing-duration>PT13M57S</meta:editing-duration>
    <meta:editing-cycles>3</meta:editing-cycles>
    <meta:generator>LibreOffice/6.0.7.3$Linux_X86_64 LibreOffice_project/00m0$Build-3</meta:generator>
    <dc:date>2019-05-30T20:01:47.154575143</dc:date>
    <meta:document-statistic meta:table-count="0" meta:image-count="0" meta:object-count="0" meta:page-count="5" meta:paragraph-count="182" meta:word-count="1002" meta:character-count="5721" meta:non-whitespace-character-count="4883"/>
  </office:meta>
</office:document-meta>
</file>